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Segoe UI" svg:font-family="'Segoe UI'" style:font-adornments="Regular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Numbered_20_Fun_20_Dots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lements to include at each stage:</text:p>
      <text:list xml:id="list29730210" text:style-name="Numbered_20_Fun_20_Dots">
        <text:list-item>
          <text:p text:style-name="P1">Initial Input Verification</text:p>
          <text:list>
            <text:list-item>
              <text:p text:style-name="P1">File format 80% set (okay if some elements are not yet determined)</text:p>
            </text:list-item>
            <text:list-item>
              <text:p text:style-name="P1">GUI for reading in files and outputing components and connectivity of items</text:p>
              <text:list>
                <text:list-item>
                  <text:p text:style-name="P1">connectivity should probably be a scrolling list or somesuch</text:p>
                </text:list-item>
              </text:list>
            </text:list-item>
          </text:list>
        </text:list-item>
        <text:list-item>
          <text:p text:style-name="P1">Basic Combat Testing</text:p>
          <text:list>
            <text:list-item>
              <text:p text:style-name="P1">Stats fully implemented</text:p>
              <text:list>
                <text:list-item>
                  <text:p text:style-name="P1">body parts must be fully implemented as well in order to have called shots</text:p>
                </text:list-item>
              </text:list>
            </text:list-item>
            <text:list-item>
              <text:p text:style-name="P1">GUI for running tests</text:p>
            </text:list-item>
            <text:list-item>
              <text:p text:style-name="P1">csv files for spreadsheet use</text:p>
            </text:list-item>
          </text:list>
        </text:list-item>
        <text:list-item>
          <text:p text:style-name="P1">Recipe Testing</text:p>
          <text:list>
            <text:list-item>
              <text:p text:style-name="P1">File format 95% (okay if effects aren't complete)</text:p>
            </text:list-item>
            <text:list-item>
              <text:p text:style-name="P1">GUI for testing recipes</text:p>
            </text:list-item>
            <text:list-item>
              <text:p text:style-name="P1">need to have Input Verification working first</text:p>
            </text:list-item>
          </text:list>
        </text:list-item>
        <text:list-item>
          <text:p text:style-name="P1">Advanced Combat Testing</text:p>
          <text:list>
            <text:list-item>
              <text:p text:style-name="P1">effects</text:p>
            </text:list-item>
            <text:list-item>
              <text:p text:style-name="P1">abilities</text:p>
            </text:list-item>
            <text:list-item>
              <text:p text:style-name="P1">loot drops</text:p>
            </text:list-item>
          </text:list>
        </text:list-item>
        <text:list-item>
          <text:p text:style-name="P1">Skill Testing</text:p>
          <text:list>
            <text:list-item>
              <text:p text:style-name="P1">item gathering</text:p>
            </text:list-item>
            <text:list-item>
              <text:p text:style-name="P1">item creation</text:p>
            </text:list-item>
            <text:list-item>
              <text:p text:style-name="P1">recipe learning rate</text:p>
            </text:list-item>
          </text:list>
        </text:list-item>
        <text:list-item>
          <text:p text:style-name="P1">Adventure Testing</text:p>
          <text:list>
            <text:list-item>
              <text:p text:style-name="P1">initial overworld creation</text:p>
            </text:list-item>
            <text:list-item>
              <text:p text:style-name="P1">mini location testing</text:p>
            </text:list-item>
            <text:list-item>
              <text:p text:style-name="P1">note: only need a few terrains/creatures/items to test this</text:p>
              <text:list>
                <text:list-item>
                  <text:p text:style-name="P1">in place loot drops</text:p>
                </text:list-item>
                <text:list-item>
                  <text:p text:style-name="P1">in place dumb creatures</text:p>
                </text:list-item>
                <text:list-item>
                  <text:p text:style-name="P1">in place crafting</text:p>
                </text:list-item>
              </text:list>
            </text:list-item>
          </text:list>
        </text:list-item>
        <text:list-item>
          <text:p text:style-name="P1">Enemy AI Testing</text:p>
          <text:list>
            <text:list-item>
              <text:p text:style-name="P1">basic monster fight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Segoe UI" svg:font-family="'Segoe UI'" style:font-adornments="Regular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ed_20_Fun_20_Dots" style:display-name="Numbered Fun Dots">
      <text:list-level-style-number text:level="1" text:style-name="Numbering_20_Symbols" style:num-suffix=":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♥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egoe UI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egoe UI"/>
      </text:list-level-style-bullet>
      <text:list-level-style-bullet text:level="4" text:style-name="Bullet_20_Symbols" text:bullet-char="♣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egoe UI"/>
      </text:list-level-style-bullet>
      <text:list-level-style-bullet text:level="5" text:style-name="Bullet_20_Symbols" text:bullet-char="♠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egoe UI"/>
      </text:list-level-style-bullet>
      <text:list-level-style-bullet text:level="6" text:style-name="Bullet_20_Symbols" text:bullet-char="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egoe UI"/>
      </text:list-level-style-bullet>
      <text:list-level-style-bullet text:level="7" text:style-name="Bullet_20_Symbols" text:bullet-char="○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egoe UI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2DT22H18M10S</meta:editing-duration>
    <meta:editing-cycles>4</meta:editing-cycles>
    <meta:generator>OpenOffice.org/3.3$Win32 OpenOffice.org_project/330m20$Build-9567</meta:generator>
    <dc:date>2011-05-28T07:31:40.71</dc:date>
    <meta:document-statistic meta:table-count="0" meta:image-count="0" meta:object-count="0" meta:page-count="1" meta:paragraph-count="31" meta:word-count="172" meta:character-count="923"/>
    <meta:user-defined meta:name="Info 1"/>
    <meta:user-defined meta:name="Info 2"/>
    <meta:user-defined meta:name="Info 3"/>
    <meta:user-defined meta:name="Info 4"/>
  </office:meta>
</office:document-meta>
</file>